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7%" fo:text-align="start" style:justify-single-word="false" fo:text-indent="0cm" style:auto-text-indent="false"/>
      <style:text-properties fo:font-variant="normal" fo:text-transform="none" fo:color="#19374c" loext:opacity="100%" style:font-name="Ubuntu" fo:font-size="12pt" fo:font-style="normal" fo:font-weight="normal" style:font-size-asian="12pt" style:font-size-complex="12pt"/>
    </style:style>
    <style:style style:name="P2" style:family="paragraph" style:parent-style-name="Standard">
      <style:text-properties style:font-name="Ubuntu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université a migré son ancien système vers un nouveau SI académique. Plusieurs anomalies sont survenues après la migration et vous pensez avoir identifié 3 tables responsables.</text:p>
      <text:p text:style-name="P1">1) Récupérez le script SQL et les jeux de données et recréez les tables et leur contenu pour avoir un environnement de test qui reproduit l’environnement corrompu en production.</text:p>
      <text:p text:style-name="P1">2) Identifiez les anomalies. Traitez les lignes invalides et fournissez les jeux de données corrigés.</text:p>
      <text:p text:style-name="P1">3) Supprimez les données erronnées en bdd et réinjectez les données corrigées. Consignez l’opération dans un fichier recovery_log.txt</text:p>
      <text:p text:style-name="P1">4) Faites les vérification nécessaires post-reprise</text:p>
      <text:p text:style-name="P1">5) Générez un fichier recovery_report.txt avec le timestamp de l’opération, le résumé des données corrigées, supprimées et/ou insérées, le statut global de l’opération et les anomalies éventuellement restantes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9:20:20.402062245</meta:creation-date>
    <dc:date>2025-06-05T09:22:04.576281112</dc:date>
    <meta:editing-duration>PT1M45S</meta:editing-duration>
    <meta:editing-cycles>1</meta:editing-cycles>
    <meta:document-statistic meta:table-count="0" meta:image-count="0" meta:object-count="0" meta:page-count="1" meta:paragraph-count="6" meta:word-count="122" meta:character-count="850" meta:non-whitespace-character-count="734"/>
    <meta:generator>LibreOffice/24.8.7.2$Linux_X86_64 LibreOffice_project/f4f281f562fb585d46b0af5755dfe1eb6adc047f</meta:generator>
  </office:meta>
</office:document-meta>
</file>